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d95e" officeooo:paragraph-rsid="0018d9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º Reunion 16/02/2025</text:p>
      <text:p text:style-name="P1">Tareas asignadas: Realización diagrama UML realización entre todos.</text:p>
      <text:p text:style-name="P1">Fin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6T18:10:39.474000000</meta:creation-date>
    <dc:date>2025-02-16T18:11:50.156000000</dc:date>
    <meta:editing-duration>PT1M11S</meta:editing-duration>
    <meta:editing-cycles>1</meta:editing-cycles>
    <meta:document-statistic meta:table-count="0" meta:image-count="0" meta:object-count="0" meta:page-count="1" meta:paragraph-count="3" meta:word-count="12" meta:character-count="91" meta:non-whitespace-character-count="82"/>
    <meta:generator>LibreOffice/24.2.6.2$Windows_X86_64 LibreOffice_project/ef66aa7e36a1bb8e65bfbc63aba53045a14d0871</meta:generator>
  </office:meta>
</office:document-meta>
</file>